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e703" officeooo:paragraph-rsid="0015e703"/>
    </style:style>
    <style:style style:name="P2" style:family="paragraph" style:parent-style-name="Standard">
      <style:text-properties officeooo:rsid="0015e703" officeooo:paragraph-rsid="0015e703"/>
    </style:style>
    <style:style style:name="P3" style:family="paragraph" style:parent-style-name="Standard">
      <style:text-properties officeooo:rsid="0017cdde" officeooo:paragraph-rsid="0017cdde"/>
    </style:style>
    <style:style style:name="P4" style:family="paragraph" style:parent-style-name="Table_20_Contents">
      <style:text-properties officeooo:rsid="0017cdde" officeooo:paragraph-rsid="0017cdde"/>
    </style:style>
    <style:style style:name="P5" style:family="paragraph" style:parent-style-name="Table_20_Contents">
      <style:text-properties officeooo:rsid="001836ed" officeooo:paragraph-rsid="001836ed"/>
    </style:style>
    <style:style style:name="P6" style:family="paragraph" style:parent-style-name="Table_20_Contents">
      <style:text-properties officeooo:rsid="001836ed" officeooo:paragraph-rsid="001a298c"/>
    </style:style>
    <style:style style:name="P7" style:family="paragraph" style:parent-style-name="Table_20_Contents">
      <style:text-properties officeooo:rsid="001836ed" officeooo:paragraph-rsid="001a7954"/>
    </style:style>
    <style:style style:name="P8" style:family="paragraph" style:parent-style-name="Table_20_Contents">
      <style:text-properties officeooo:rsid="001836ed" officeooo:paragraph-rsid="001be6c4"/>
    </style:style>
    <style:style style:name="P9" style:family="paragraph" style:parent-style-name="Table_20_Contents">
      <style:text-properties officeooo:paragraph-rsid="001836ed"/>
    </style:style>
    <style:style style:name="P10" style:family="paragraph" style:parent-style-name="Table_20_Contents">
      <style:text-properties officeooo:paragraph-rsid="001a298c"/>
    </style:style>
    <style:style style:name="P11" style:family="paragraph" style:parent-style-name="Table_20_Contents">
      <style:text-properties officeooo:rsid="001a298c" officeooo:paragraph-rsid="001a298c"/>
    </style:style>
    <style:style style:name="P12" style:family="paragraph" style:parent-style-name="Table_20_Contents">
      <style:text-properties officeooo:rsid="001a7954" officeooo:paragraph-rsid="001a7954"/>
    </style:style>
    <style:style style:name="P13" style:family="paragraph" style:parent-style-name="Table_20_Contents">
      <style:text-properties officeooo:rsid="001a7954" officeooo:paragraph-rsid="001be6c4"/>
    </style:style>
    <style:style style:name="P14" style:family="paragraph" style:parent-style-name="Table_20_Contents">
      <style:text-properties officeooo:paragraph-rsid="001a7954"/>
    </style:style>
    <style:style style:name="P15" style:family="paragraph" style:parent-style-name="Table_20_Contents">
      <style:text-properties officeooo:rsid="001be6c4" officeooo:paragraph-rsid="001be6c4"/>
    </style:style>
    <style:style style:name="P16" style:family="paragraph" style:parent-style-name="Table_20_Contents">
      <style:text-properties officeooo:paragraph-rsid="001be6c4"/>
    </style:style>
    <style:style style:name="T1" style:family="text">
      <style:text-properties officeooo:rsid="0015e703"/>
    </style:style>
    <style:style style:name="T2" style:family="text">
      <style:text-properties officeooo:rsid="001836ed"/>
    </style:style>
    <style:style style:name="T3" style:family="text">
      <style:text-properties fo:color="#d69545" loext:opacity="100%"/>
    </style:style>
    <style:style style:name="T4" style:family="text">
      <style:text-properties fo:color="#d69545" loext:opacity="100%" officeooo:rsid="001a7954"/>
    </style:style>
    <style:style style:name="T5" style:family="text">
      <style:text-properties fo:color="#d69545" loext:opacity="100%" officeooo:rsid="001836ed"/>
    </style:style>
    <style:style style:name="T6" style:family="text">
      <style:text-properties officeooo:rsid="001a298c"/>
    </style:style>
    <style:style style:name="T7" style:family="text">
      <style:text-properties officeooo:rsid="001a7954"/>
    </style:style>
    <style:style style:name="T8" style:family="text">
      <style:text-properties fo:color="#000000" loext:opacity="100%" officeooo:rsid="001836ed"/>
    </style:style>
    <style:style style:name="T9" style:family="text">
      <style:text-properties officeooo:rsid="001be6c4"/>
    </style:style>
    <style:style style:name="T10" style:family="text">
      <style:text-properties officeooo:rsid="001d14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Michał Ogórek 3b</text:span></text:p>
      <text:p text:style-name="Standard"/>
      <text:p text:style-name="P1">Nazwa scenariusza: Test aplikacji do wypisywania 3 pól tekstowych w jednej linii.</text:p>
      <text:p text:style-name="P1"/>
      <text:p text:style-name="P1">Opis: Użytkownik podaje w 3 polach tekstowych (imię, nazwisko oraz miasto). Następnie po zatwierdzeniu danych program wypisuje to obok w jednej linii. </text:p>
      <text:p text:style-name="P1"/>
      <text:p text:style-name="P3">Warunki użytkowania: Żadne z pól nie może być puste.</text:p>
      <text:p text:style-name="P3"/>
      <table:table table:name="Tabela1" table:style-name="Tabela1">
        <table:table-column table:style-name="Tabela1.A" table:number-columns-repeated="5"/>
        <table:table-row table:style-name="TableLine2280042174176">
          <table:table-cell table:style-name="Tabela1.A1" office:value-type="string">
            <text:p text:style-name="P4">Nr testu</text:p>
          </table:table-cell>
          <table:table-cell table:style-name="Tabela1.A1" office:value-type="string">
            <text:p text:style-name="P4">Dane wejściowe</text:p>
          </table:table-cell>
          <table:table-cell table:style-name="Tabela1.A1" office:value-type="string">
            <text:p text:style-name="P4">Opis</text:p>
          </table:table-cell>
          <table:table-cell table:style-name="Tabela1.A1" office:value-type="string">
            <text:p text:style-name="P4">Oczekiwany wynik</text:p>
          </table:table-cell>
          <table:table-cell table:style-name="Tabela1.E1" office:value-type="string">
            <text:p text:style-name="P4">Wynik testu</text:p>
          </table:table-cell>
        </table:table-row>
        <table:table-row table:style-name="TableLine2280042174176"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5">Imię: Dsa</text:p>
            <text:p text:style-name="P5">Nazwisko: Dsa</text:p>
            <text:p text:style-name="P5">Miasto: DSa</text:p>
          </table:table-cell>
          <table:table-cell table:style-name="Tabela1.A2" office:value-type="string">
            <text:p text:style-name="P5">Wszystkie pola zawierają zawartość</text:p>
          </table:table-cell>
          <table:table-cell table:style-name="Tabela1.A2" office:value-type="string">
            <text:p text:style-name="P5">Zawartość pól zostanie wypisana z przerwami w jednej linii</text:p>
          </table:table-cell>
          <table:table-cell table:style-name="Tabela1.E2" office:value-type="string">
            <text:p text:style-name="P5">Pozytywny</text:p>
          </table:table-cell>
        </table:table-row>
        <table:table-row table:style-name="TableLine2280042174176">
          <table:table-cell table:style-name="Tabela1.A2" office:value-type="string">
            <text:p text:style-name="P5">2</text:p>
          </table:table-cell>
          <table:table-cell table:style-name="Tabela1.A2" office:value-type="string">
            <text:p text:style-name="P5">Imię: Dsa</text:p>
            <text:p text:style-name="P5">Nazwisko: Dsa</text:p>
            <text:p text:style-name="P5">Miasto: </text:p>
          </table:table-cell>
          <table:table-cell table:style-name="Tabela1.A2" office:value-type="string">
            <text:p text:style-name="P5">Pole miasto nie zawiera zawartości</text:p>
          </table:table-cell>
          <table:table-cell table:style-name="Tabela1.A2" office:value-type="string">
            <text:p text:style-name="P9"><text:span text:style-name="T2">Wyskoczy komunikat z treścią: </text:span><text:span text:style-name="T3">"Pola muszą być zapełnione"</text:span></text:p>
          </table:table-cell>
          <table:table-cell table:style-name="Tabela1.E2" office:value-type="string">
            <text:p text:style-name="P5">Pozytywny</text:p>
          </table:table-cell>
        </table:table-row>
        <table:table-row table:style-name="TableLine2280042174176">
          <table:table-cell table:style-name="Tabela1.A2" office:value-type="string">
            <text:p text:style-name="P5">3</text:p>
          </table:table-cell>
          <table:table-cell table:style-name="Tabela1.A2" office:value-type="string">
            <text:p text:style-name="P5">Imię: Dsa</text:p>
            <text:p text:style-name="P5">Nazwisko: </text:p>
            <text:p text:style-name="P5">Miasto: </text:p>
          </table:table-cell>
          <table:table-cell table:style-name="Tabela1.A2" office:value-type="string">
            <text:p text:style-name="P5">Pole miasto oraz nazwisko nie zawierają zawartości</text:p>
          </table:table-cell>
          <table:table-cell table:style-name="Tabela1.A2" office:value-type="string">
            <text:p text:style-name="P9"><text:span text:style-name="T2">Wyskoczy komunikat z treścią: </text:span><text:span text:style-name="T3">"Pola muszą być zapełnione"</text:span></text:p>
          </table:table-cell>
          <table:table-cell table:style-name="Tabela1.E2" office:value-type="string">
            <text:p text:style-name="P5">Pozytywny</text:p>
          </table:table-cell>
        </table:table-row>
        <table:table-row table:style-name="TableLine2280042174176">
          <table:table-cell table:style-name="Tabela1.A2" office:value-type="string">
            <text:p text:style-name="P5">4</text:p>
          </table:table-cell>
          <table:table-cell table:style-name="Tabela1.A2" office:value-type="string">
            <text:p text:style-name="P5">Imię: </text:p>
            <text:p text:style-name="P5">Nazwisko: </text:p>
            <text:p text:style-name="P5">Miasto: </text:p>
          </table:table-cell>
          <table:table-cell table:style-name="Tabela1.A2" office:value-type="string">
            <text:p text:style-name="P5">Wszystkie pola nie zawierają zawartości</text:p>
          </table:table-cell>
          <table:table-cell table:style-name="Tabela1.A2" office:value-type="string">
            <text:p text:style-name="P9"><text:span text:style-name="T2">Wyskoczy komunikat z treścią: </text:span><text:span text:style-name="T3">"Pola muszą być zapełnione"</text:span></text:p>
          </table:table-cell>
          <table:table-cell table:style-name="Tabela1.E2" office:value-type="string">
            <text:p text:style-name="P5">Pozytywny</text:p>
          </table:table-cell>
        </table:table-row>
        <table:table-row table:style-name="TableLine2280042174176">
          <table:table-cell table:style-name="Tabela1.A2" office:value-type="string">
            <text:p text:style-name="P5">5</text:p>
          </table:table-cell>
          <table:table-cell table:style-name="Tabela1.A2" office:value-type="string">
            <text:p text:style-name="P5">Imię: Dsa</text:p>
            <text:p text:style-name="P5">Nazwisko: </text:p>
            <text:p text:style-name="P5">Miasto: Dsa</text:p>
          </table:table-cell>
          <table:table-cell table:style-name="Tabela1.A2" office:value-type="string">
            <text:p text:style-name="P6">Pole <text:span text:style-name="T6">nazwisko</text:span> nie zawiera zawartości</text:p>
          </table:table-cell>
          <table:table-cell table:style-name="Tabela1.A2" office:value-type="string">
            <text:p text:style-name="P10"><text:span text:style-name="T2">Wyskoczy komunikat z treścią: </text:span><text:span text:style-name="T3">"Pola muszą być zapełnione"</text:span></text:p>
          </table:table-cell>
          <table:table-cell table:style-name="Tabela1.E2" office:value-type="string">
            <text:p text:style-name="P6">Pozytywny</text:p>
          </table:table-cell>
        </table:table-row>
        <table:table-row table:style-name="TableLine2280042174176">
          <table:table-cell table:style-name="Tabela1.A2" office:value-type="string">
            <text:p text:style-name="P5">6</text:p>
          </table:table-cell>
          <table:table-cell table:style-name="Tabela1.A2" office:value-type="string">
            <text:p text:style-name="P6">Imię: </text:p>
            <text:p text:style-name="P6">Nazwisko: </text:p>
            <text:p text:style-name="P6">Miasto: Dsa</text:p>
          </table:table-cell>
          <table:table-cell table:style-name="Tabela1.A2" office:value-type="string">
            <text:p text:style-name="P6">Pole <text:span text:style-name="T6">imię</text:span> oraz nazwisko nie zawierają zawartości</text:p>
          </table:table-cell>
          <table:table-cell table:style-name="Tabela1.A2" office:value-type="string">
            <text:p text:style-name="P10"><text:span text:style-name="T2">Wyskoczy komunikat z treścią: </text:span><text:span text:style-name="T3">"Pola muszą być zapełnione"</text:span></text:p>
          </table:table-cell>
          <table:table-cell table:style-name="Tabela1.E2" office:value-type="string">
            <text:p text:style-name="P6">Pozytywny</text:p>
          </table:table-cell>
        </table:table-row>
        <table:table-row table:style-name="TableLine2280042174176">
          <table:table-cell table:style-name="Tabela1.A2" office:value-type="string">
            <text:p text:style-name="P5">7</text:p>
          </table:table-cell>
          <table:table-cell table:style-name="Tabela1.A2" office:value-type="string">
            <text:p text:style-name="P5">Imię: </text:p>
            <text:p text:style-name="P5">Nazwisko: Dsa</text:p>
            <text:p text:style-name="P6">Miasto: Dsa</text:p>
          </table:table-cell>
          <table:table-cell table:style-name="Tabela1.A2" office:value-type="string">
            <text:p text:style-name="P5">Pole <text:span text:style-name="T6">imię</text:span> nie zawiera zawartości</text:p>
          </table:table-cell>
          <table:table-cell table:style-name="Tabela1.A2" office:value-type="string">
            <text:p text:style-name="P9"><text:span text:style-name="T2">Wyskoczy komunikat z treścią: </text:span><text:span text:style-name="T3">"Pola muszą być zapełnione"</text:span></text:p>
          </table:table-cell>
          <table:table-cell table:style-name="Tabela1.E2" office:value-type="string">
            <text:p text:style-name="P5">Pozytywny</text:p>
            <text:p text:style-name="P5"/>
            <text:p text:style-name="P5"/>
            <text:p text:style-name="P5"/>
            <text:p text:style-name="P5"/>
          </table:table-cell>
        </table:table-row>
        <table:table-row table:style-name="TableLine2280042174176">
          <table:table-cell table:style-name="Tabela1.A2" office:value-type="string">
            <text:p text:style-name="P11">8</text:p>
          </table:table-cell>
          <table:table-cell table:style-name="Tabela1.A2" office:value-type="string">
            <text:p text:style-name="P6">Imię: Dsa</text:p>
            <text:p text:style-name="P6">Nazwisko: Dsa</text:p>
            <text:p text:style-name="P6">Miasto: DSa</text:p>
          </table:table-cell>
          <table:table-cell table:style-name="Tabela1.A2" office:value-type="string">
            <text:p text:style-name="P6">Wszystkie pola zawierają zawartość</text:p>
          </table:table-cell>
          <table:table-cell table:style-name="Tabela1.A2" office:value-type="string">
            <text:p text:style-name="P5">Zawartość pól zostanie wypisana z przerwami <text:soft-page-break/><text:span text:style-name="T6">poniżej</text:span> <text:span text:style-name="T6">poprzedniej</text:span> linii</text:p>
          </table:table-cell>
          <table:table-cell table:style-name="Tabela1.E2" office:value-type="string">
            <text:p text:style-name="P6">Pozytywny</text:p>
          </table:table-cell>
        </table:table-row>
        <table:table-row table:style-name="TableLine2280042174176">
          <table:table-cell table:style-name="Tabela1.A2" office:value-type="string">
            <text:p text:style-name="P11">9</text:p>
          </table:table-cell>
          <table:table-cell table:style-name="Tabela1.A2" office:value-type="string">
            <text:p text:style-name="P7">Imię: <text:span text:style-name="T7">9032</text:span></text:p>
            <text:p text:style-name="P7">Nazwisko: <text:span text:style-name="T7">32</text:span></text:p>
            <text:p text:style-name="P7">Miasto: <text:span text:style-name="T7">5363</text:span></text:p>
          </table:table-cell>
          <table:table-cell table:style-name="Tabela1.A2" office:value-type="string">
            <text:p text:style-name="P12">Pola zawierają cyfry</text:p>
          </table:table-cell>
          <table:table-cell table:style-name="Tabela1.A2" office:value-type="string">
            <text:p text:style-name="P14"><text:span text:style-name="T2">Wyskoczy komunikat z treścią: </text:span><text:span text:style-name="T3">"Pola </text:span><text:span text:style-name="T4">nie mogą zawierać cyfr</text:span><text:span text:style-name="T3">"</text:span></text:p>
          </table:table-cell>
          <table:table-cell table:style-name="Tabela1.E2" office:value-type="string">
            <text:p text:style-name="P12">Negatywny. <text:span text:style-name="T2">Zawartość pól zostanie wypisana z przerwami</text:span></text:p>
          </table:table-cell>
        </table:table-row>
        <table:table-row table:style-name="TableLine2280042174176">
          <table:table-cell table:style-name="Tabela1.A2" office:value-type="string">
            <text:p text:style-name="P11">10</text:p>
          </table:table-cell>
          <table:table-cell table:style-name="Tabela1.A2" office:value-type="string">
            <text:p text:style-name="P7">Imię: <text:span text:style-name="T7">9032</text:span></text:p>
            <text:p text:style-name="P7">Nazwisko: <text:span text:style-name="T7">@#$@</text:span></text:p>
            <text:p text:style-name="P7">Miasto: <text:span text:style-name="T7">5363</text:span></text:p>
          </table:table-cell>
          <table:table-cell table:style-name="Tabela1.A2" office:value-type="string">
            <text:p text:style-name="P12">Pola zawierają cyfry oraz znaki specjalne</text:p>
          </table:table-cell>
          <table:table-cell table:style-name="Tabela1.A2" office:value-type="string">
            <text:p text:style-name="P14"><text:span text:style-name="T2">Wyskoczy komunikat z treścią: </text:span><text:span text:style-name="T3">"Pola </text:span><text:span text:style-name="T4">nie mogą zawierać cyfr i znaków specjalnych</text:span><text:span text:style-name="T3">"</text:span></text:p>
          </table:table-cell>
          <table:table-cell table:style-name="Tabela1.E2" office:value-type="string">
            <text:p text:style-name="P12">Negatywny. <text:span text:style-name="T2">Zawartość pól zostanie wypisana z przerwami</text:span></text:p>
          </table:table-cell>
        </table:table-row>
        <table:table-row table:style-name="TableLine2280042174176">
          <table:table-cell table:style-name="Tabela1.A2" office:value-type="string">
            <text:p text:style-name="P11">11</text:p>
          </table:table-cell>
          <table:table-cell table:style-name="Tabela1.A2" office:value-type="string">
            <text:p text:style-name="P7">Imię: </text:p>
            <text:p text:style-name="P7">Nazwisko: <text:span text:style-name="T7">@#$@</text:span></text:p>
            <text:p text:style-name="P7">Miasto: <text:span text:style-name="T7">5363</text:span></text:p>
          </table:table-cell>
          <table:table-cell table:style-name="Tabela1.A2" office:value-type="string">
            <text:p text:style-name="P12">Pola nazwisko <text:s/>i miasto zawierają cyfry oraz znaki specjalne. Pole imię pozostaje puste</text:p>
          </table:table-cell>
          <table:table-cell table:style-name="Tabela1.A2" office:value-type="string">
            <text:p text:style-name="P14"><text:span text:style-name="T8">Wyskoczy komunikat z treścią</text:span><text:span text:style-name="T5">: </text:span><text:span text:style-name="T3">"Pola muszą być zapełnione"</text:span></text:p>
          </table:table-cell>
          <table:table-cell table:style-name="Tabela1.E2" office:value-type="string">
            <text:p text:style-name="P7">Pozytywny</text:p>
          </table:table-cell>
        </table:table-row>
        <table:table-row table:style-name="TableLine2280042174176">
          <table:table-cell table:style-name="Tabela1.A2" office:value-type="string">
            <text:p text:style-name="P15">12</text:p>
          </table:table-cell>
          <table:table-cell table:style-name="Tabela1.A2" office:value-type="string">
            <text:p text:style-name="P8">Imię: <text:s/></text:p>
            <text:p text:style-name="P8">Nazwisko: <text:span text:style-name="T7">@#$@</text:span></text:p>
            <text:p text:style-name="P8">Miasto: <text:span text:style-name="T7">5363</text:span></text:p>
          </table:table-cell>
          <table:table-cell table:style-name="Tabela1.A2" office:value-type="string">
            <text:p text:style-name="P13">Pola nazwisko <text:s/>i miasto zawierają cyfry oraz znaki specjalne. Pole imię <text:span text:style-name="T9">zawiera spację</text:span></text:p>
          </table:table-cell>
          <table:table-cell table:style-name="Tabela1.A2" office:value-type="string">
            <text:p text:style-name="P16"><text:span text:style-name="T8">Wyskoczy komunikat z treścią</text:span><text:span text:style-name="T5">: </text:span><text:span text:style-name="T3">"Pola muszą być zapełnione"</text:span></text:p>
          </table:table-cell>
          <table:table-cell table:style-name="Tabela1.E2" office:value-type="string">
            <text:p text:style-name="P15">Negatywny. Pola <text:span text:style-name="T10">są zapisane z większym odstępem od lewej krawędzi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08:34:17.104000000</meta:creation-date>
    <dc:date>2022-02-23T10:34:02.001000000</dc:date>
    <meta:editing-duration>PT25M33S</meta:editing-duration>
    <meta:editing-cycles>6</meta:editing-cycles>
    <meta:generator>LibreOffice/7.3.0.3$Windows_X86_64 LibreOffice_project/0f246aa12d0eee4a0f7adcefbf7c878fc2238db3</meta:generator>
    <meta:document-statistic meta:table-count="1" meta:image-count="0" meta:object-count="0" meta:page-count="2" meta:paragraph-count="93" meta:word-count="340" meta:character-count="2255" meta:non-whitespace-character-count="1991"/>
  </office:meta>
</office:document-meta>
</file>